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eek_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e able to add class on the fly and final project should still work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or inheritance and polymorphis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 .h in a header file, that is the C++ library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.h is a header from C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inker: actual memory addresses of variables and function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very block must be commented according to best practic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ot every line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Week_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S Studio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olution can multiple projects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must be a Main in each proj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processor deals with header files (NOT compiler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td:: (for the compiler)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cout and cin are<text:s/><text:span text:style-name="T2">objects</text:span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hould almost never use endl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do not use<text:s/><text:span text:style-name="T2">using namespace std;</text:span>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“polluting the namespace”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here exists the possibility that if you duplicate the name of another identifie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using std::cout;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ame for cin, end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hould have curly braces after every if/else/else if statem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Java: everything is a method (actionable block of code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stance variables (each object of a class)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++: do<text:s/><text:span text:style-name="T2">not</text:span><text:s/>use the word method, use function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Function returns values, Procedures do<text:s/><text:span text:style-name="T2">not</text:span>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Method is a Function or Procedure that is in a<text:s/><text:span text:style-name="T2">Class</text:span><text:s/>(OOP)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unction in a class: Member Function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private data members (not instance variables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s of functions and variables should<text:s/><text:span text:style-name="T2">never</text:span><text:s/>start with capital letter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nstants ALL CAP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Do<text:s/><text:span text:style-name="T2">not</text:span><text:s/>return 0 from int main()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just remove it, it is put in<text:s/><text:span text:style-name="T2">automatically<text:s/></text:span>by compiler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can declare main as “void” but some compilers may have erro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mplicitly private (leave off an access specifier) in C++ (Java is protected, different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aving a local variable as a private data member could be problematic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With the same name, this is a “shadow” issue where the local variable overshadows the private memb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 of constructor in C++ as the class (including case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ed curly braces for list member initialization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 function should either be a getter or a setter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tter lets you look at the content of private data members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etter lets you change the content of private data memb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Never use global variabl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// need to follow three tiered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header file for class, cpp file for class, and then main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Like 2_4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don’t want give implementation detail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upload a zip fi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mpress as wel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lso for async as well</text:p>
          </table:table-cell>
          <table:table-cell table:number-columns-repeated="16382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Week_3" table:style-name="ta2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 need to flush the buffer with endl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ut does not end lin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bad practice/incorrec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just use new line \n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in also flushes buffer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Windows will always flush the buffer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Linux will not unless you do it explicitl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put should always be on same line as promp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ould also give a welcome message as well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banner/ascii ar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abel all output to conso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Use words/phrases that people who don't program us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clude guard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 protect against the same file is not included in a header more than once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ifndef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an also use pragma on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atic const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nst: value will never be able to change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java uses<text:s/><text:span text:style-name="T2">final</text:span>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1">
            <text:p>static: variable cannot be accessed outside of this file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not a global variabl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ever a justifiable reason to use a global variabl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% is not a true modulus (except in python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t is the remainder operato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mplicit casting is analogous to demot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irect intialization: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t num(99.9);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ust use this or list member for polymorphisim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t num{99};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int num{99.9}; will<text:s/><text:span text:style-name="T2">not</text:span><text:s/>work, does a check on type/prevents implicit cast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afe type intialization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  <table:table table:name="Week_4" table:style-name="ta3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nancial numbers, always two decimal plac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lar signs as wel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using std::setprecision;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ix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cientific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efaultfloa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howpoin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oshowpoin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tw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lef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righ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width of column is not sticky, needs to be invoked each tim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left and right justification is sticky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left align most sginificant digit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right least significan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significant digits, default is 6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both on left AND right side of decimal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float is 6, double is 12 (digits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set precision is sticky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cout &lt;&lt; fixed &lt;&lt; setprecision(2)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perfect for financial data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will give two zeros if needed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whole number stored, but just display two spots after decima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efaultfloat is antidote for fixe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showpoint with setprecision shows specific number of trailing zeros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set precision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number of significant digits without anything els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sig digs with padding at right (show point)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certain number of spots after decimal (with fixed)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Captain</dc:creator>
    <meta:creation-date>2021-01-19T17:29:09Z</meta:creation-date>
    <dc:date>2021-02-10T03:08:57Z</dc:date>
    <meta:editing-cycles>17</meta:editing-cycles>
    <meta:editing-duration>PT4518S</meta:editing-duration>
  </office:meta>
</office:document-meta>
</file>